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48.69pt"/>
    </style:style>
    <style:style style:name="co2" style:family="table-column">
      <style:table-column-properties fo:break-before="auto" style:column-width="292.79pt"/>
    </style:style>
    <style:style style:name="co3" style:family="table-column">
      <style:table-column-properties fo:break-before="auto" style:column-width="362.01pt"/>
    </style:style>
    <style:style style:name="co4" style:family="table-column">
      <style:table-column-properties fo:break-before="auto" style:column-width="316.74pt"/>
    </style:style>
    <style:style style:name="co5" style:family="table-column">
      <style:table-column-properties fo:break-before="auto" style:column-width="364.65pt"/>
    </style:style>
    <style:style style:name="co6" style:family="table-column">
      <style:table-column-properties fo:break-before="auto" style:column-width="378pt"/>
    </style:style>
    <style:style style:name="co7" style:family="table-column">
      <style:table-column-properties fo:break-before="auto" style:column-width="274.14pt"/>
    </style:style>
    <style:style style:name="co8" style:family="table-column">
      <style:table-column-properties fo:break-before="auto" style:column-width="306.11pt"/>
    </style:style>
    <style:style style:name="co9" style:family="table-column">
      <style:table-column-properties fo:break-before="auto" style:column-width="271.5pt"/>
    </style:style>
    <style:style style:name="co10" style:family="table-column">
      <style:table-column-properties fo:break-before="auto" style:column-width="279.5pt"/>
    </style:style>
    <style:style style:name="co11" style:family="table-column">
      <style:table-column-properties fo:break-before="auto" style:column-width="385.94pt"/>
    </style:style>
    <style:style style:name="co12" style:family="table-column">
      <style:table-column-properties fo:break-before="auto" style:column-width="404.59pt"/>
    </style:style>
    <style:style style:name="co13" style:family="table-column">
      <style:table-column-properties fo:break-before="auto" style:column-width="275.81pt"/>
    </style:style>
    <style:style style:name="co14" style:family="table-column">
      <style:table-column-properties fo:break-before="auto" style:column-width="484.44pt"/>
    </style:style>
    <style:style style:name="co15" style:family="table-column">
      <style:table-column-properties fo:break-before="auto" style:column-width="299pt"/>
    </style:style>
    <style:style style:name="co16" style:family="table-column">
      <style:table-column-properties fo:break-before="auto" style:column-width="276.8pt"/>
    </style:style>
    <style:style style:name="co17" style:family="table-column">
      <style:table-column-properties fo:break-before="auto" style:column-width="64.01pt"/>
    </style:style>
    <style:style style:name="ro1" style:family="table-row">
      <style:table-row-properties style:row-height="57.66pt" fo:break-before="auto" style:use-optimal-row-height="false"/>
    </style:style>
    <style:style style:name="ro2" style:family="table-row">
      <style:table-row-properties style:row-height="28.35pt" fo:break-before="auto" style:use-optimal-row-height="false"/>
    </style:style>
    <style:style style:name="ro3" style:family="table-row">
      <style:table-row-properties style:row-height="20.35pt" fo:break-before="auto" style:use-optimal-row-height="false"/>
    </style:style>
    <style:style style:name="ro4" style:family="table-row">
      <style:table-row-properties style:row-height="27.1pt" fo:break-before="auto" style:use-optimal-row-height="false"/>
    </style:style>
    <style:style style:name="ro5" style:family="table-row">
      <style:table-row-properties style:row-height="37.96pt" fo:break-before="auto" style:use-optimal-row-height="false"/>
    </style:style>
    <style:style style:name="ro6" style:family="table-row">
      <style:table-row-properties style:row-height="39.29pt" fo:break-before="auto" style:use-optimal-row-height="false"/>
    </style:style>
    <style:style style:name="ro7" style:family="table-row">
      <style:table-row-properties style:row-height="32.54pt" fo:break-before="auto" style:use-optimal-row-height="false"/>
    </style:style>
    <style:style style:name="ro8" style:family="table-row">
      <style:table-row-properties style:row-height="31.21pt" fo:break-before="auto" style:use-optimal-row-height="false"/>
    </style:style>
    <style:style style:name="ro9" style:family="table-row">
      <style:table-row-properties style:row-height="33.9pt" fo:break-before="auto" style:use-optimal-row-height="false"/>
    </style:style>
    <style:style style:name="ro10" style:family="table-row">
      <style:table-row-properties style:row-height="46.09pt" fo:break-before="auto" style:use-optimal-row-height="false"/>
    </style:style>
    <style:style style:name="ro11" style:family="table-row">
      <style:table-row-properties style:row-height="35.04pt" fo:break-before="auto" style:use-optimal-row-height="true"/>
    </style:style>
    <style:style style:name="ro12" style:family="table-row">
      <style:table-row-properties style:row-height="57.46pt" fo:break-before="auto" style:use-optimal-row-height="true"/>
    </style:style>
    <style:style style:name="ro13" style:family="table-row">
      <style:table-row-properties style:row-height="29.85pt" fo:break-before="auto" style:use-optimal-row-height="false"/>
    </style:style>
    <style:style style:name="ro14" style:family="table-row">
      <style:table-row-properties style:row-height="25.74pt" fo:break-before="auto" style:use-optimal-row-height="false"/>
    </style:style>
    <style:style style:name="ro15" style:family="table-row">
      <style:table-row-properties style:row-height="28.46pt" fo:break-before="auto" style:use-optimal-row-height="false"/>
    </style:style>
    <style:style style:name="ro16"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style:vertical-align="middle"/>
      <style:paragraph-properties fo:text-align="center" fo:margin-left="0pt"/>
      <style:text-properties fo:font-size="20pt" fo:font-weight="bold" style:font-size-asian="20pt" style:font-weight-asian="bold" style:font-size-complex="20pt" style:font-weight-complex="bold"/>
    </style:style>
  </office:automatic-styles>
  <office:body>
    <office:spreadsheet>
      <table:calculation-settings table:automatic-find-labels="false" table:use-regular-expressions="false" table:use-wildcards="true"/>
      <table:table table:name="Record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1008" table:default-cell-style-name="Default"/>
        <table:table-row table:style-name="ro1">
          <table:table-cell table:style-name="ce3" office:value-type="string" calcext:value-type="string">
            <text:p>JOB TITLE</text:p>
          </table:table-cell>
          <table:table-cell table:style-name="ce3" office:value-type="string" calcext:value-type="string">
            <text:p>COMPANY NAME</text:p>
          </table:table-cell>
          <table:table-cell table:style-name="ce3" office:value-type="string" calcext:value-type="string">
            <text:p>VACANCY</text:p>
          </table:table-cell>
          <table:table-cell table:style-name="ce3" office:value-type="string" calcext:value-type="string">
            <text:p>JOB RESPONSIBILITIES</text:p>
          </table:table-cell>
          <table:table-cell table:style-name="ce3" office:value-type="string" calcext:value-type="string">
            <text:p>JOB CONTEXT</text:p>
          </table:table-cell>
          <table:table-cell table:style-name="ce3" office:value-type="string" calcext:value-type="string">
            <text:p>EMPLOYMENT STATUS</text:p>
          </table:table-cell>
          <table:table-cell table:style-name="ce3" office:value-type="string" calcext:value-type="string">
            <text:p>EXPERIENCE</text:p>
          </table:table-cell>
          <table:table-cell table:style-name="ce3" office:value-type="string" calcext:value-type="string">
            <text:p>GENDER</text:p>
          </table:table-cell>
          <table:table-cell table:style-name="ce3" office:value-type="string" calcext:value-type="string">
            <text:p>AGE</text:p>
          </table:table-cell>
          <table:table-cell table:style-name="ce3" office:value-type="string" calcext:value-type="string">
            <text:p>JOB LOCATION</text:p>
          </table:table-cell>
          <table:table-cell table:style-name="ce3" office:value-type="string" calcext:value-type="string">
            <text:p>EDUCATIONAL REQUIREMENTS</text:p>
          </table:table-cell>
          <table:table-cell table:style-name="ce3" office:value-type="string" calcext:value-type="string">
            <text:p>ADDITIONAL REQUIREMENTS</text:p>
          </table:table-cell>
          <table:table-cell table:style-name="ce3" office:value-type="string" calcext:value-type="string">
            <text:p>SALARY</text:p>
          </table:table-cell>
          <table:table-cell table:style-name="ce3" office:value-type="string" calcext:value-type="string">
            <text:p>COMPENSATION &amp; AND OTHER BENEFITS</text:p>
          </table:table-cell>
          <table:table-cell table:style-name="ce3" office:value-type="string" calcext:value-type="string">
            <text:p>PUBLISHED ON</text:p>
          </table:table-cell>
          <table:table-cell table:style-name="ce3" office:value-type="string" calcext:value-type="string">
            <text:p>APPLICATION DEADLINE</text:p>
          </table:table-cell>
          <table:table-cell table:style-name="ce3" table:number-columns-repeated="1008"/>
        </table:table-row>
        <table:table-row table:style-name="ro2">
          <table:table-cell office:value-type="string" calcext:value-type="string">
            <text:p>Software Engineer (ASP.NET)</text:p>
          </table:table-cell>
          <table:table-cell office:value-type="string" calcext:value-type="string">
            <text:p>Royex Technologies </text:p>
          </table:table-cell>
          <table:table-cell office:value-type="string" calcext:value-type="string">
            <text:p/>
            <text:p>                                                                01</text:p>
            <text:p>                                                                </text:p>
          </table:table-cell>
          <table:table-cell office:value-type="string" calcext:value-type="string">
            <text:p/>
            <text:p>Develop Website and web based Application using ASP.NET (VB), ASP.NET MVC (C#)</text:p>
            <text:p>Excellent capability to translate complex client requirement to technical implementation.</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3 to 5 year(s)</text:p>
            <text:p>                                                                    </text:p>
          </table:table-cell>
          <table:table-cell office:value-type="string" calcext:value-type="string">
            <text:p/>
            <text:p>Â Both males and females are allowed to apply</text:p>
            <text:p>                                                                    </text:p>
          </table:table-cell>
          <table:table-cell office:value-type="string" calcext:value-type="string">
            <text:p/>
            <text:p>Â Age 23 to 34 years</text:p>
            <text:p>                                                                    </text:p>
          </table:table-cell>
          <table:table-cell office:value-type="string" calcext:value-type="string">
            <text:p/>
            <text:p>Â Chattogram</text:p>
            <text:p>                                                                    </text:p>
          </table:table-cell>
          <table:table-cell office:value-type="string" calcext:value-type="string">
            <text:p/>
            <text:p>Bachelor of Science (BSc)</text:p>
            <text:p/>
          </table:table-cell>
          <table:table-cell office:value-type="string" calcext:value-type="string">
            <text:p/>
            <text:p>Age 23 to 34 years </text:p>
            <text:p>Both males and females are allowed to apply</text:p>
            <text:p>Must have Good knowledge ASP.Net,VB, C#,MVC, Entity Framework, AngularJs, JQuery, Ajax, HTML, CSS etc.</text:p>
            <text:p>Must have Good knowledge of MS SQL Server 2016 or higher</text:p>
            <text:p>Must be familiar with Microsoft Visual Studio 2015 or higher</text:p>
            <text:p>Must have good knowledge of object oriented software development</text:p>
            <text:p>Knowledge in Product Software development will be plus</text:p>
            <text:p>Must have experience in developing web-based solution in asp.net mvc</text:p>
            <text:p>Candidates should provide their recent projects list with their application.</text:p>
            <text:p>Should be able to work in a team </text:p>
            <text:p>Able to work under pressure.</text:p>
            <text:p>Able to meet deadline strictly.</text:p>
            <text:p>Having working knowledge of Umbraco will be preferred</text:p>
            <text:p/>
          </table:table-cell>
          <table:table-cell office:value-type="string" calcext:value-type="string">
            <text:p/>
            <text:p>Â Tk. 35000 - 45000 (Monthly)</text:p>
            <text:p>                                                                    </text:p>
          </table:table-cell>
          <table:table-cell office:value-type="string" calcext:value-type="string">
            <text:p/>
            <text:p>Weekly 2 holidaysSalary Review: Yearly</text:p>
            <text:p/>
          </table:table-cell>
          <table:table-cell office:value-type="string" calcext:value-type="string">
            <text:p/>
            <text:p>Â Oct 13, 2019</text:p>
            <text:p>                                                                        </text:p>
          </table:table-cell>
          <table:table-cell office:value-type="string" calcext:value-type="string">
            <text:p/>
            <text:p>Â Nov 12, 2019</text:p>
            <text:p>                                                                        </text:p>
          </table:table-cell>
          <table:table-cell table:number-columns-repeated="1008"/>
        </table:table-row>
        <table:table-row table:style-name="ro3">
          <table:table-cell office:value-type="string" calcext:value-type="string">
            <text:p>Software Engineer</text:p>
          </table:table-cell>
          <table:table-cell office:value-type="string" calcext:value-type="string">
            <text:p>Ryans Archives Ltd. </text:p>
          </table:table-cell>
          <table:table-cell office:value-type="string" calcext:value-type="string">
            <text:p/>
            <text:p>                                                                Not specific</text:p>
            <text:p>                                                                </text:p>
          </table:table-cell>
          <table:table-cell office:value-type="string" calcext:value-type="string">
            <text:p/>
            <text:p>Hands-on experience in PHP , MySQL, jQueryHands on experience on any CMS (Wordpress/ Drupal/ Magento etc.)Strong working experience in HTML5, CSS3, jQuery &amp; modern JS libraries, Responsive theme development and implementationDevelop and maintain web-based applications using PHP (Laravel Framework), jQuery, MySQL, JSON, AJAX, CSS3 etc. while maintaining standard coding convention.Strong PHP scripting skilled in MVC frameworks (laravel and codeigniter).Have on experience on there js framework (react/Angular/Backbone/ Vue.j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4 year(s)</text:p>
            <text:p>                                                                    </text:p>
          </table:table-cell>
          <table:table-cell office:value-type="string" calcext:value-type="string">
            <text:p/>
            <text:p>Â Both males and females are allowed to apply</text:p>
            <text:p>                                                                    </text:p>
          </table:table-cell>
          <table:table-cell office:value-type="string" calcext:value-type="string">
            <text:p/>
            <text:p>Â Age at least 21 years</text:p>
            <text:p>                                                                    </text:p>
          </table:table-cell>
          <table:table-cell office:value-type="string" calcext:value-type="string">
            <text:p/>
            <text:p>Â Dhaka</text:p>
            <text:p>                                                                    </text:p>
          </table:table-cell>
          <table:table-cell office:value-type="string" calcext:value-type="string">
            <text:p/>
            <text:p>Bachelor of Science (BSc) in CSE</text:p>
            <text:p/>
          </table:table-cell>
          <table:table-cell office:value-type="string" calcext:value-type="string">
            <text:p/>
            <text:p>Age at least 21 years </text:p>
            <text:p>Both males and females are allowed to apply</text:p>
            <text:p>Ability to learn new skills and share knowledge to team members.Must be energetic and able to work under pressure, independently with fixed deadlines.Dynamic, motivated, self-driven and proactive, self-starter, energetic and target oriented to achieve the goal.</text:p>
            <text:p/>
          </table:table-cell>
          <table:table-cell office:value-type="string" calcext:value-type="string">
            <text:p/>
            <text:p>Â Negotiable</text:p>
            <text:p>                                                                    </text:p>
          </table:table-cell>
          <table:table-cell office:value-type="string" calcext:value-type="string">
            <text:p/>
            <text:p>Lunch Facilities: Partially SubsidizeFestival Bonus: 2As per Company Policy</text:p>
            <text:p/>
          </table:table-cell>
          <table:table-cell office:value-type="string" calcext:value-type="string">
            <text:p/>
            <text:p>Â Oct 13, 2019</text:p>
            <text:p>                                                                        </text:p>
          </table:table-cell>
          <table:table-cell office:value-type="string" calcext:value-type="string">
            <text:p/>
            <text:p>Â Nov 11, 2019</text:p>
            <text:p>                                                                        </text:p>
          </table:table-cell>
          <table:table-cell table:number-columns-repeated="1008"/>
        </table:table-row>
        <table:table-row table:style-name="ro4">
          <table:table-cell office:value-type="string" calcext:value-type="string">
            <text:p>Jr. Support Engineer</text:p>
          </table:table-cell>
          <table:table-cell office:value-type="string" calcext:value-type="string">
            <text:p>One Sky Communications Limited </text:p>
          </table:table-cell>
          <table:table-cell office:value-type="string" calcext:value-type="string">
            <text:p/>
            <text:p>                                                                10</text:p>
            <text:p>                                                                </text:p>
          </table:table-cell>
          <table:table-cell office:value-type="string" calcext:value-type="string">
            <text:p/>
            <text:p>Provide IT supports to user end for their Desktops, Laptops, Wireless Router, Scanners, Printers and other IT equipment.Must have the ability to manage and communicate with clients over phone like Customer Care Service.Setup and maintain company's computer network which includes LAN and WAN network.Provide help-desk and on-site technical support of hardware and software.Monitoring total system as well as network traffic, virus, keep server data backup &amp; maintaining network equipment.Basic IT Support, Such as Router configuration, PC Troubleshoot, Mail/Outlook Configuration, PC Problem finding, Printer (Network/Normal) Installation &amp; Troubleshoot.Local area Network connection setup and Network Cabling &amp; Testing.Good Knowledge on MS Word, MS Excel, MS Outlook, MS Power point, Auto CAD.Good knowledge of active directory, file server, CCTV, Print Server, Bandwidth testing.</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3 year(s)</text:p>
            <text:p>                                                                    </text:p>
          </table:table-cell>
          <table:table-cell office:value-type="string" calcext:value-type="string">
            <text:p/>
            <text:p>Â Only males are allowed to apply</text:p>
            <text:p>                                                                    </text:p>
          </table:table-cell>
          <table:table-cell office:value-type="string" calcext:value-type="string">
            <text:p/>
            <text:p>Â Age 25 to 35 years</text:p>
            <text:p>                                                                    </text:p>
          </table:table-cell>
          <table:table-cell office:value-type="string" calcext:value-type="string">
            <text:p/>
            <text:p>Â Dhaka</text:p>
            <text:p>                                                                    </text:p>
          </table:table-cell>
          <table:table-cell office:value-type="string" calcext:value-type="string">
            <text:p/>
            <text:p>Bachelor of Science (BSc) in CSEBachelor's Degree in Computer Science/ Engineering/ Management Information Systems/ Technology or related discipline.(Educational qualifications may be considered for the experienced candidates)</text:p>
            <text:p/>
          </table:table-cell>
          <table:table-cell office:value-type="string" calcext:value-type="string">
            <text:p/>
            <text:p>Age 25 to 35 years </text:p>
            <text:p>Only males are allowed to apply</text:p>
            <text:p>Experience is more preferable than Certificate .CCNA Certification will be preferable.Must know Mikrotik very well.Configure OLT, ONU, Epon Preferable Smart, fluency in Bengali &amp; EnglishHard workerResult orientedPunctual</text:p>
            <text:p/>
          </table:table-cell>
          <table:table-cell office:value-type="string" calcext:value-type="string">
            <text:p/>
            <text:p>Â Tk. 10000 - 15000 (Monthly)</text:p>
            <text:p>                                                                    </text:p>
          </table:table-cell>
          <table:table-cell office:value-type="string" calcext:value-type="string">
            <text:p/>
            <text:p>T/A, Mobile billSalary Review: YearlyFestival Bonus: 2Other benefits as per company policy.</text:p>
            <text:p/>
          </table:table-cell>
          <table:table-cell office:value-type="string" calcext:value-type="string">
            <text:p/>
            <text:p>Â Oct 12, 2019</text:p>
            <text:p>                                                                        </text:p>
          </table:table-cell>
          <table:table-cell office:value-type="string" calcext:value-type="string">
            <text:p/>
            <text:p>Â Nov 11, 2019</text:p>
            <text:p>                                                                        </text:p>
          </table:table-cell>
          <table:table-cell table:number-columns-repeated="1008"/>
        </table:table-row>
        <table:table-row table:style-name="ro5">
          <table:table-cell office:value-type="string" calcext:value-type="string">
            <text:p>Coordinator IT</text:p>
          </table:table-cell>
          <table:table-cell office:value-type="string" calcext:value-type="string">
            <text:p>A Leading Canadian Based Multinational Company </text:p>
          </table:table-cell>
          <table:table-cell office:value-type="string" calcext:value-type="string">
            <text:p/>
            <text:p>                                                                01</text:p>
            <text:p>                                                                </text:p>
          </table:table-cell>
          <table:table-cell office:value-type="string" calcext:value-type="string">
            <text:p/>
            <text:p>Must have strong knowledge and understanding of C#, ASP.NET (MVC), ASP.NET Core, Angular, Entity Framework, Azure</text:p>
            <text:p>Must be familiar with any relational database, like Microsoft SQL Server, MySQL, Oracle, etc.</text:p>
            <text:p>Must have good knowledge of object-oriented software development</text:p>
            <text:p>Experience with REST/ JSON/ SOAP APIs, back-end server connectivity.</text:p>
            <text:p>Develop Reporting GUI tool in .Net/Java</text:p>
            <text:p>Experience in large scale ERP development.</text:p>
            <text:p>Performing analysis, research alternative approaches as needed</text:p>
            <text:p>Performing requirements analysis activities including eliciting and documenting user requirements, developing the system architecture, defining and documenting requirements for the sub-systems and interfaces, and identifying constraints and operational scenarios.</text:p>
            <text:p/>
          </table:table-cell>
          <table:table-cell office:value-type="string" calcext:value-type="string">
            <text:p/>
            <text:p>Job Location: Ashulia, Savar, Dhaka.</text:p>
            <text:p>Must-Have Good knowledge of communication in both Bangla &amp; English ( writing &amp; Speaking).</text:p>
            <text:p>Willingness to work in a factory environment.</text:p>
            <text:p>Please Read The Job description Properly and if all the criteria match with you then apply or those who do not meet the requirements need not apply.</text:p>
            <text:p/>
          </table:table-cell>
          <table:table-cell office:value-type="string" calcext:value-type="string">
            <text:p/>
            <text:p>                                                                Full-time</text:p>
            <text:p>                                                            </text:p>
          </table:table-cell>
          <table:table-cell office:value-type="string" calcext:value-type="string">
            <text:p/>
            <text:p>Â 3 to 4 year(s)</text:p>
            <text:p>                                                                    </text:p>
          </table:table-cell>
          <table:table-cell office:value-type="string" calcext:value-type="string">
            <text:p/>
            <text:p>Â Both males and females are allowed to apply</text:p>
            <text:p>                                                                    </text:p>
          </table:table-cell>
          <table:table-cell office:value-type="string" calcext:value-type="string">
            <text:p/>
            <text:p>Â Age 25 to 32 years</text:p>
            <text:p>                                                                    </text:p>
          </table:table-cell>
          <table:table-cell office:value-type="string" calcext:value-type="string">
            <text:p/>
            <text:p>Â Dhaka</text:p>
            <text:p>                                                                    </text:p>
          </table:table-cell>
          <table:table-cell office:value-type="string" calcext:value-type="string">
            <text:p/>
            <text:p>Master of Science (MSc) in Computer Science, Bachelor of Science (BSc) in Computer Science</text:p>
            <text:p>Skills Required:  Core PHP,  MySQL and MVC framework, JSON, Microsoft SQL server, REST API, SOAP APIs</text:p>
            <text:p/>
          </table:table-cell>
          <table:table-cell office:value-type="string" calcext:value-type="string">
            <text:p/>
            <text:p>Age 25 to 32 years </text:p>
            <text:p>Both males and females are allowed to apply</text:p>
            <text:p>Sound knowledge in</text:p>
            <text:p>software development lifecycle and methodology.</text:p>
            <text:p>Able to work under pressure, problem-solving &amp; team playing attitude.</text:p>
            <text:p>Ready to work after office hour &amp; on holiday (if necessary)</text:p>
            <text:p>Cando, Proactive, passionate.</text:p>
            <text:p>Extrovert personality with good communication and interpersonal skill.</text:p>
            <text:p>Honest and carries high personal integrity.</text:p>
            <text:p>Must have effective communication skills and the ability to</text:p>
            <text:p>handle multiple tasks all with attention to fine detail.</text:p>
            <text:p>Technically sound and talent</text:p>
            <text:p>Strong personality, Desirable</text:p>
            <text:p>Interpersonal skills</text:p>
            <text:p>Ability to plan and deal with unexpected situations</text:p>
            <text:p>Research &amp; development skill</text:p>
            <text:p>Cope up the new technical standard or changes.</text:p>
            <text:p/>
          </table:table-cell>
          <table:table-cell office:value-type="string" calcext:value-type="string">
            <text:p/>
            <text:p>Â Negotiable</text:p>
            <text:p>                                                                    </text:p>
          </table:table-cell>
          <table:table-cell office:value-type="string" calcext:value-type="string">
            <text:p/>
            <text:p>T/A, Mobile billLunch Facilities: Full SubsidizeSalary Review: YearlyFestival Bonus: 2Global work environment</text:p>
            <text:p>State-of-the-art methods of doing things</text:p>
            <text:p>so on !</text:p>
            <text:p/>
          </table:table-cell>
          <table:table-cell office:value-type="string" calcext:value-type="string">
            <text:p/>
            <text:p>Â Oct 13, 2019</text:p>
            <text:p>                                                                        </text:p>
          </table:table-cell>
          <table:table-cell office:value-type="string" calcext:value-type="string">
            <text:p/>
            <text:p>Â Nov 12, 2019</text:p>
            <text:p>                                                                        </text:p>
          </table:table-cell>
          <table:table-cell table:number-columns-repeated="1008"/>
        </table:table-row>
        <table:table-row table:style-name="ro6">
          <table:table-cell office:value-type="string" calcext:value-type="string">
            <text:p>Full Stack Developer</text:p>
          </table:table-cell>
          <table:table-cell office:value-type="string" calcext:value-type="string">
            <text:p>Technobd Web Solutions (Pvt.) Ltd. </text:p>
          </table:table-cell>
          <table:table-cell office:value-type="string" calcext:value-type="string">
            <text:p/>
            <text:p>                                                                03</text:p>
            <text:p>                                                                </text:p>
          </table:table-cell>
          <table:table-cell office:value-type="string" calcext:value-type="string">
            <text:p/>
            <text:p>To work on various on going projects.</text:p>
            <text:p>To complete the task on time.</text:p>
            <text:p>Report about progress to supervisor.</text:p>
            <text:p>Learn latest technologies and apply to on going project simultaneously.</text:p>
            <text:p/>
          </table:table-cell>
          <table:table-cell office:value-type="string" calcext:value-type="string">
            <text:p/>
            <text:p>                                                            We are looking for experienced programmers who can code for both front and back end. Candidate must be smart enough to understand the project requirements and do the task accordingly. Candidate must be able to work independently or as team player. Candidate must complete the task on time. Candidate must have self learning capability.</text:p>
            <text:p>                                                        </text:p>
          </table:table-cell>
          <table:table-cell office:value-type="string" calcext:value-type="string">
            <text:p/>
            <text:p>                                                                Full-time</text:p>
            <text:p>                                                            </text:p>
          </table:table-cell>
          <table:table-cell office:value-type="string" calcext:value-type="string">
            <text:p/>
            <text:p>Â 2 to 5 year(s)</text:p>
            <text:p>                                                                    </text:p>
          </table:table-cell>
          <table:table-cell office:value-type="string" calcext:value-type="string">
            <text:p/>
            <text:p>Â Both males and females are allowed to apply</text:p>
            <text:p>                                                                    </text:p>
          </table:table-cell>
          <table:table-cell office:value-type="string" calcext:value-type="string">
            <text:p/>
            <text:p>Â Age 21 to 30 years</text:p>
            <text:p>                                                                    </text:p>
          </table:table-cell>
          <table:table-cell office:value-type="string" calcext:value-type="string">
            <text:p/>
            <text:p>Â Dhaka</text:p>
            <text:p>                                                                    </text:p>
          </table:table-cell>
          <table:table-cell office:value-type="string" calcext:value-type="string">
            <text:p/>
            <text:p>Bachelor of Science (BSc)</text:p>
            <text:p>Skills Required: Bootstrap, CodeIgniter, HTML5 &amp; CSS3, MySQL, PHP(OOP), React JS</text:p>
            <text:p/>
          </table:table-cell>
          <table:table-cell office:value-type="string" calcext:value-type="string">
            <text:p/>
            <text:p>Age 21 to 30 years </text:p>
            <text:p>Both males and females are allowed to apply</text:p>
            <text:p>Must Have 2-5 years working experience and at least 1 year in full stack development</text:p>
            <text:p>Must be willing to work on PHP, API and ReactJS based application</text:p>
            <text:p>Candidate should have quick learning and syntax switching skill</text:p>
            <text:p>Strong command over any object-oriented programming language like NodeJS/PHP/Python</text:p>
            <text:p>Working experience of MVC framework like CodeIgniter, Symfony, Laravel etc</text:p>
            <text:p>Sound knowledge of object-oriented analysis and system design using SOLID principals</text:p>
            <text:p>Proficient in database design and SQL with database like MySQL/PostgreSQL/Oracle</text:p>
            <text:p>Must have good experience in MySQL : Triggers, Views, Stored Procedure etc.</text:p>
            <text:p>Strong command over Vanilla JS (Core Javascript) and working experience in any SPA Frameworks like VueJS / React or AngularJS.</text:p>
            <text:p>Sound knowledge of unit testing framework for both front-end and backend</text:p>
            <text:p>Must have knowledge of Linux server deployment on cPanel, Digital Ocean or AWS</text:p>
            <text:p>Sound knowledge about CI &amp; Build automation using Jenkins/Ansible or similar tool</text:p>
            <text:p>Experience of ACM or any other online programming contest will be highly appreciated</text:p>
            <text:p>Good knowledge in Git, SVN</text:p>
            <text:p>Knowledge in Node.js and Socket.IO are plus</text:p>
            <text:p/>
          </table:table-cell>
          <table:table-cell office:value-type="string" calcext:value-type="string">
            <text:p/>
            <text:p>Â Negotiable</text:p>
            <text:p>                                                                    </text:p>
          </table:table-cell>
          <table:table-cell office:value-type="string" calcext:value-type="string">
            <text:p/>
            <text:p>Weekly 2 holidays, InsuranceLunch Facilities: Partially SubsidizeSalary Review: YearlyFestival Bonus: 2</text:p>
            <text:p/>
          </table:table-cell>
          <table:table-cell office:value-type="string" calcext:value-type="string">
            <text:p/>
            <text:p>Â Oct 13, 2019</text:p>
            <text:p>                                                                        </text:p>
          </table:table-cell>
          <table:table-cell office:value-type="string" calcext:value-type="string">
            <text:p/>
            <text:p>Â Nov 10, 2019</text:p>
            <text:p>                                                                        </text:p>
          </table:table-cell>
          <table:table-cell table:number-columns-repeated="1008"/>
        </table:table-row>
        <table:table-row table:style-name="ro7">
          <table:table-cell office:value-type="string" calcext:value-type="string">
            <text:p>Programmer - Laravel, Vue JS</text:p>
          </table:table-cell>
          <table:table-cell office:value-type="string" calcext:value-type="string">
            <text:p>Nogor Solutions Ltd. </text:p>
          </table:table-cell>
          <table:table-cell office:value-type="string" calcext:value-type="string">
            <text:p/>
            <text:p>                                                                8</text:p>
            <text:p>                                                                </text:p>
          </table:table-cell>
          <table:table-cell office:value-type="string" calcext:value-type="string">
            <text:p/>
            <text:p>Must have strong experience in RESTful web service development using laravel and vue.js Very good understanding of web site &amp; web application development processes, from the layout/ user interface to relational database structures.Deep knowledge of PHP7 with OOP features with Laravel Framework.Experience on Payment gateway integration.Develop external Web portals allowing users to input and retrieve accurate information.Provide application training/ explanation for Users.Ensure that you have experience on API Integration.Should have knowledge on Git &amp; Version control.Candidate must be a team player and willing to teach and to learn.Must be energetic and able to work under pressure, independently with fixed deadlines.Maintain and enhance existing Web applications and all internal systems.Perform complete testing of Web applications.</text:p>
            <text:p/>
          </table:table-cell>
          <table:table-cell office:value-type="string" calcext:value-type="string">
            <text:p/>
            <text:p>                                                            Full-Time and works 6 days a week</text:p>
            <text:p>                                                        </text:p>
          </table:table-cell>
          <table:table-cell office:value-type="string" calcext:value-type="string">
            <text:p/>
            <text:p>                                                                Full-time</text:p>
            <text:p>                                                            </text:p>
          </table:table-cell>
          <table:table-cell office:value-type="string" calcext:value-type="string">
            <text:p/>
            <text:p>Â 1 to 2 year(s)</text:p>
            <text:p>                                                                    </text:p>
          </table:table-cell>
          <table:table-cell office:value-type="string" calcext:value-type="string">
            <text:p/>
            <text:p>Â Only males are allowed to apply</text:p>
            <text:p>                                                                    </text:p>
          </table:table-cell>
          <table:table-cell office:value-type="string" calcext:value-type="string">
            <text:p/>
            <text:p>Â Age at least 23 years</text:p>
            <text:p>                                                                    </text:p>
          </table:table-cell>
          <table:table-cell office:value-type="string" calcext:value-type="string">
            <text:p/>
            <text:p>Â Dhaka</text:p>
            <text:p>                                                                    </text:p>
          </table:table-cell>
          <table:table-cell office:value-type="string" calcext:value-type="string">
            <text:p/>
            <text:p>Bachelor of Science (BSc) in Computer Science &amp; Engineering, Bachelor degree in any discipline</text:p>
            <text:p>Skills Required:  Ajax,  CSS3 and UI,  Laravel Framework, jeson, PHP(OOP), Vue.js</text:p>
            <text:p/>
          </table:table-cell>
          <table:table-cell office:value-type="string" calcext:value-type="string">
            <text:p/>
            <text:p>Age at least 23 years </text:p>
            <text:p>Only males are allowed to apply</text:p>
            <text:p>Age at least 23 years Only males are allowed to apply Minimum 1-2 years' experience on Laravel (PHP 7+) Skill in Vue.Js, Node.Js &amp; React Native Rest API, API Development &amp; Integration</text:p>
            <text:p/>
          </table:table-cell>
          <table:table-cell office:value-type="string" calcext:value-type="string">
            <text:p/>
            <text:p>Â Negotiable</text:p>
            <text:p>                                                                    </text:p>
          </table:table-cell>
          <table:table-cell office:value-type="string" calcext:value-type="string">
            <text:p/>
            <text:p>Tour allowance, Medical allowance, Performance bonus, Provident fund, Gratuity, T/A, Credit cardFestival Bonus: 2</text:p>
            <text:p/>
          </table:table-cell>
          <table:table-cell office:value-type="string" calcext:value-type="string">
            <text:p/>
            <text:p>Â Oct 12, 2019</text:p>
            <text:p>                                                                        </text:p>
          </table:table-cell>
          <table:table-cell office:value-type="string" calcext:value-type="string">
            <text:p/>
            <text:p>Â Nov 11, 2019</text:p>
            <text:p>                                                                        </text:p>
          </table:table-cell>
          <table:table-cell table:number-columns-repeated="1008"/>
        </table:table-row>
        <table:table-row table:style-name="ro8">
          <table:table-cell office:value-type="string" calcext:value-type="string">
            <text:p>Senior Back End Software Engineer</text:p>
          </table:table-cell>
          <table:table-cell office:value-type="string" calcext:value-type="string">
            <text:p>Secure Link Services Ltd. </text:p>
          </table:table-cell>
          <table:table-cell office:value-type="string" calcext:value-type="string">
            <text:p/>
            <text:p>                                                                3</text:p>
            <text:p>                                                                </text:p>
          </table:table-cell>
          <table:table-cell office:value-type="string" calcext:value-type="string">
            <text:p/>
            <text:p>Participate in the entire application life cycle, focusing on coding and debugging, root cause and impact analysis.</text:p>
            <text:p>Learn and teach team members all the new required technologies.</text:p>
            <text:p>Write clean code to develop functional web applications.</text:p>
            <text:p>Troubleshoot and debug applications.</text:p>
            <text:p>Manage cutting-edge technologies to improve legacy applications.</text:p>
            <text:p>Collaborate with Front-end developers to integrate user-facing elements with server-side logic.</text:p>
            <text:p>Gather and address technical and design requirements.</text:p>
            <text:p>Provide training and support to internal teams.</text:p>
            <text:p>Build reusable code and libraries for future use.</text:p>
            <text:p>Liaise with developers, designers, and system administrators to identify new features.</text:p>
            <text:p/>
          </table:table-cell>
          <table:table-cell office:value-type="string" calcext:value-type="string">
            <text:p/>
            <text:p>We are looking for someone who will be a part of the most organized Scrum team of the industry that employs articulated User Stories, Acceptance Criteria, and Sprints. You will contribute to the development of amazing software solutions for a number of European giants and become a global resource.</text:p>
            <text:p>You will be responsible for the server-side development of our cutting-edge micro service-based cloud platform.</text:p>
            <text:p>If you have excellent programming skills and a passion for developing applications or improving existing ones, we would like to meet you. As a back-end developer, you`ll work closely with our team to ensure system consistency and improve performance.</text:p>
            <text:p>We want someone who can display superb leadership and interpersonal skills on top of technical expertise, manage big teams, report to management, plan projects, understand and improve product business.</text:p>
            <text:p/>
          </table:table-cell>
          <table:table-cell office:value-type="string" calcext:value-type="string">
            <text:p/>
            <text:p>                                                                Full-time</text:p>
            <text:p>                                                            </text:p>
          </table:table-cell>
          <table:table-cell office:value-type="string" calcext:value-type="string">
            <text:p/>
            <text:p>Â 6 to 10 year(s)</text:p>
            <text:p>                                                                    </text:p>
          </table:table-cell>
          <table:table-cell table:number-columns-repeated="2"/>
          <table:table-cell office:value-type="string" calcext:value-type="string">
            <text:p/>
            <text:p>Â Anywhere in Bangladesh</text:p>
            <text:p>                                                                    </text:p>
          </table:table-cell>
          <table:table-cell office:value-type="string" calcext:value-type="string">
            <text:p/>
            <text:p>Graduate from any university will be accepted as long as the applicant is capable.</text:p>
            <text:p/>
          </table:table-cell>
          <table:table-cell office:value-type="string" calcext:value-type="string">
            <text:p/>
            <text:p>6 years of hands-on experience with C# strongly preferred.</text:p>
            <text:p>Understanding of DevOps practices and experience strongly preferred.</text:p>
            <text:p>Proven work experience as a back-end developer.</text:p>
            <text:p>In-depth understanding of the entire web development process (design, development, and deployment).</text:p>
            <text:p>Hands-on experience with programming languages like Java, Rubi, PHP and Python                                                                                                                                                                                                                                                                                                                                                                                                                                                                                                                                                                                                                                                                                                                                                                                                                                                                                                                                                                                                                                                                                                                                                                                                                                                                                                                                                                                                                                                                                                                                                                                                                                                                                                                                                                                                                                                                                                                                                                                                                                                                                                                                                                                                                                                                                                                                                                                                                                                                                                                                                                                                                                                                                                                                                                                                                                                                                                                                                                                                                                                                                                                                                                                                                                                                                                                                                                                                                                                                                                                                                                                                                                                                                                                                                                                                                                                                                                                                                                                                                                                                                                                                                                                                                                                                                                                                                                                                                                                                                                                                                                                                                                                                                                                                                                                                                                                                                                                                                                                                                                                                                                                                                                                                                                                                                                                                                                                                                                                                                                                                                                                                                                                                                                                                                                                                                                                                                                                                                                                                                                                                                                                                                                                                                                                                                                                                                                                                                                                                                                                                                                                                                                                                                                                                                                                                                                                                                                                                                                                                                                                                                                                                                                                                                                                                                                                                                                                                                                                                                                 </text:p>
            <text:p>Working knowledge of CMS framework.</text:p>
            <text:p>Familiarity with front-end languages (e.g. HTML, JavaScript, and CSS).</text:p>
            <text:p>Excellent analytical and time management skills.</text:p>
            <text:p>Ability to think out-of-the-box in order to make quick decisions in emergency situations and show resilience when working in a high-pressure environment.</text:p>
            <text:p>A successful applicant will be a good all-rounder and will be expected to contribute to development as well as understand our business, contribute to product design, and provide technical leadership.</text:p>
            <text:p/>
          </table:table-cell>
          <table:table-cell office:value-type="string" calcext:value-type="string">
            <text:p/>
            <text:p>Â Tk. 130000 - 200000 (Monthly)</text:p>
            <text:p>                                                                    </text:p>
          </table:table-cell>
          <table:table-cell office:value-type="string" calcext:value-type="string">
            <text:p/>
            <text:p>Friendly and flexible work environment with great mentors.</text:p>
            <text:p>Annual Bonus, Trip Fund and Monthly Team Fund on top of your salary.</text:p>
            <text:p>Daily breakfast and lunch, sports facilities, weekly seminars, and team events.</text:p>
            <text:p/>
          </table:table-cell>
          <table:table-cell office:value-type="string" calcext:value-type="string">
            <text:p/>
            <text:p>Â Oct 13, 2019</text:p>
            <text:p>                                                                        </text:p>
          </table:table-cell>
          <table:table-cell office:value-type="string" calcext:value-type="string">
            <text:p/>
            <text:p>Â Nov 12, 2019</text:p>
            <text:p>                                                                        </text:p>
          </table:table-cell>
          <table:table-cell table:number-columns-repeated="1008"/>
        </table:table-row>
        <table:table-row table:style-name="ro9">
          <table:table-cell office:value-type="string" calcext:value-type="string">
            <text:p>Sr. Software Engineer (PHP Laravel)</text:p>
          </table:table-cell>
          <table:table-cell office:value-type="string" calcext:value-type="string">
            <text:p>Subra Systems Limited </text:p>
          </table:table-cell>
          <table:table-cell office:value-type="string" calcext:value-type="string">
            <text:p/>
            <text:p>                                                                Not specific</text:p>
            <text:p>                                                                </text:p>
          </table:table-cell>
          <table:table-cell office:value-type="string" office:string-value="&#10;â€¢Build Web Application from Scratch using Laravel.&#10;â€¢Develop Production-Level codes and Maintain the Standard Coding Convention on PHP.&#10;â€¢Interface development using React.&#10;â€¢Write Reusable, Testable, and Efficient code.&#10;â€¢Design and Implementation of Low-Latency, High-Availability, and Performant Application.&#10;â€¢Program Logic &amp; Flow Control, Unit &amp; Functional Testing, Debugging.&#10;â€¢Design and Implementation of API to be consumed by Front-End Developers.&#10;â€¢Implementation of Security and Data Protection.&#10;â€¢Skilled in Server Side Development.&#10;â€¢Assist with Maintaining our Server Infrastructure.&#10;" calcext:value-type="string">
            <text:p/>
            <text:p>â€¢Build Web Application from Scratch using Laravel.</text:p>
            <text:p>â€¢Develop Production-Level codes and Maintain the Standard Coding Convention on PHP.</text:p>
            <text:p>â€¢Interface development using React.</text:p>
            <text:p>â€¢Write Reusable, Testable, and Efficient code.</text:p>
            <text:p>â€¢Design and Implementation of Low-Latency, High-Availability, and Performant Application.</text:p>
            <text:p>â€¢Program Logic &amp; Flow Control, Unit &amp; Functional Testing, Debugging.</text:p>
            <text:p>â€¢Design and Implementation of API to be consumed by Front-End Developers.</text:p>
            <text:p>â€¢Implementation of Security and Data Protection.</text:p>
            <text:p>â€¢Skilled in Server Side Development.</text:p>
            <text:p>â€¢Assist with Maintaining our Server Infrastructure.</text:p>
            <text:p/>
          </table:table-cell>
          <table:table-cell office:value-type="string" calcext:value-type="string">
            <text:p/>
            <text:p>                                                            Full time job as a senior software engineer specialized in PHP Laravel</text:p>
            <text:p>                                                        </text:p>
          </table:table-cell>
          <table:table-cell office:value-type="string" calcext:value-type="string">
            <text:p/>
            <text:p>                                                                Full-time</text:p>
            <text:p>                                                            </text:p>
          </table:table-cell>
          <table:table-cell office:value-type="string" calcext:value-type="string">
            <text:p/>
            <text:p>Â At least 3 year(s)</text:p>
            <text:p>                                                                    </text:p>
          </table:table-cell>
          <table:table-cell table:number-columns-repeated="2"/>
          <table:table-cell office:value-type="string" calcext:value-type="string">
            <text:p/>
            <text:p>Â Dhaka</text:p>
            <text:p>                                                                    </text:p>
          </table:table-cell>
          <table:table-cell office:value-type="string" calcext:value-type="string">
            <text:p/>
            <text:p>Bachelor of Science (BSc) in CSE, Bachelor of Science (BSc) in IT, Bachelor of Science (BSc) in Software Engineering</text:p>
            <text:p/>
          </table:table-cell>
          <table:table-cell office:value-type="string" calcext:value-type="string">
            <text:p><text:s/></text:p>
          </table:table-cell>
          <table:table-cell office:value-type="string" calcext:value-type="string">
            <text:p/>
            <text:p>Â Negotiable</text:p>
            <text:p>                                                                    </text:p>
          </table:table-cell>
          <table:table-cell/>
          <table:table-cell office:value-type="string" calcext:value-type="string">
            <text:p/>
            <text:p>Â Oct 12, 2019</text:p>
            <text:p>                                                                        </text:p>
          </table:table-cell>
          <table:table-cell office:value-type="string" calcext:value-type="string">
            <text:p/>
            <text:p>Â Nov 11, 2019</text:p>
            <text:p>                                                                        </text:p>
          </table:table-cell>
          <table:table-cell table:number-columns-repeated="1008"/>
        </table:table-row>
        <table:table-row table:style-name="ro5">
          <table:table-cell office:value-type="string" calcext:value-type="string">
            <text:p>Senior Manager - IT <text:s/>(Chittagong)</text:p>
          </table:table-cell>
          <table:table-cell office:value-type="string" calcext:value-type="string">
            <text:p>Sanmar Properties Ltd. </text:p>
          </table:table-cell>
          <table:table-cell office:value-type="string" calcext:value-type="string">
            <text:p/>
            <text:p>                                                                1</text:p>
            <text:p>                                                                </text:p>
          </table:table-cell>
          <table:table-cell office:value-type="string" calcext:value-type="string">
            <text:p/>
            <text:p>Create a vision for IT within the organization, communicate it to employees and lead and motivate the team to achieve the vision.</text:p>
            <text:p>Ensure IT operations and supervise systems and IT staff</text:p>
            <text:p>Ensure nonstop CCTV surveillance mechanism management with proactive remedy. </text:p>
            <text:p>Ensure strong system administration and sever management.</text:p>
            <text:p>Develop and maintain virtual communication system within the resources.</text:p>
            <text:p>Develop and maintain Sanmar ERP system. </text:p>
            <text:p>Running regular checks on network and data security</text:p>
            <text:p>Identifying and acting on opportunities to improve and update software and systems</text:p>
            <text:p>Developing and implementing IT policy and best practice guides for the organization</text:p>
            <text:p>Designing training programs and workshops for staff</text:p>
            <text:p>Develop an IT strategy which identifies the future direction of the use of technology within the organization to drive efficiencies. </text:p>
            <text:p>Ensuring that all systems are secure, stable and robust</text:p>
            <text:p>Apply a structured methodology and lead change management activities. Prepare and implement project plans to achieve the desired outcomes. </text:p>
            <text:p>Procure, negotiate, manage and monitor of contracts for IT services provided by third parties ensuring effective service delivery. </text:p>
            <text:p>To provide clear, succinct and cogent reports to required deadlines for the Board, Committees, the Chief Executive, Management Teams and key stakeholders as required.</text:p>
            <text:p>To manage the IT budgets achieving Value for Money.</text:p>
            <text:p>Maintain IT inventory system and ensure the resources are used effectively and efficiently. </text:p>
            <text:p/>
          </table:table-cell>
          <table:table-cell office:value-type="string" calcext:value-type="string">
            <text:p/>
            <text:p>                                                            We are looking for a Senior Manager - IT (Head of IT) to provide leadership in technology portfolio for ennablement and innovation. Serving as the senior technology leader reporting to Chairman, you will be leading SANMAR`s technology strategy, execution, and operations. Additionally, as the Head of the IT department you will be focused on developing in-house skill sets and managing key vendor relationships.</text:p>
            <text:p>                                                        </text:p>
          </table:table-cell>
          <table:table-cell office:value-type="string" calcext:value-type="string">
            <text:p/>
            <text:p>                                                                Full-time</text:p>
            <text:p>                                                            </text:p>
          </table:table-cell>
          <table:table-cell office:value-type="string" calcext:value-type="string">
            <text:p/>
            <text:p>Â 10 to 12 year(s)</text:p>
            <text:p>                                                                    </text:p>
          </table:table-cell>
          <table:table-cell table:number-columns-repeated="2"/>
          <table:table-cell office:value-type="string" calcext:value-type="string">
            <text:p/>
            <text:p>Â Chattogram</text:p>
            <text:p>                                                                    </text:p>
          </table:table-cell>
          <table:table-cell office:value-type="string" calcext:value-type="string">
            <text:p/>
            <text:p>Master of Science (MSc) in CSE</text:p>
            <text:p>Bangladesh University of Engineering and Technology,Chittagong University of Engineering and Technology,Shahjalal University of Science &amp; Technology,Khulna University of Engineering and Technology students will get preference</text:p>
            <text:p>Preferred Professional Certification: Microsoft Windows certificates highly desirable PMP, ITIL, SCRUM certification desirable</text:p>
            <text:p/>
          </table:table-cell>
          <table:table-cell office:value-type="string" calcext:value-type="string">
            <text:p/>
            <text:p>At least 10 year(s) experience in providing IT and ERP solutions in corporate environment.</text:p>
            <text:p>Proven experience as senior manager IT or similar role</text:p>
            <text:p>Experience in analysis, implementation and evaluation of IT systems and their specifications</text:p>
            <text:p>Sound understanding of computer systems (hardware/software), networks etc.</text:p>
            <text:p>Experience in controlling information technology budget</text:p>
            <text:p>Excellent organizational and leadership skills</text:p>
            <text:p>Outstanding communication, interpersonal and analytical abilities. Able to explain complex IT concepts to a non IT audience</text:p>
            <text:p/>
          </table:table-cell>
          <table:table-cell office:value-type="string" calcext:value-type="string">
            <text:p/>
            <text:p>Â Negotiable</text:p>
            <text:p>                                                                    </text:p>
          </table:table-cell>
          <table:table-cell office:value-type="string" calcext:value-type="string">
            <text:p/>
            <text:p>Mobile bill, Provident fund, InsuranceLunch Facilities: Partially SubsidizeSalary Review: YearlyFestival Bonus: 2</text:p>
            <text:p/>
          </table:table-cell>
          <table:table-cell office:value-type="string" calcext:value-type="string">
            <text:p/>
            <text:p>Â Oct 12, 2019</text:p>
            <text:p>                                                                        </text:p>
          </table:table-cell>
          <table:table-cell office:value-type="string" calcext:value-type="string">
            <text:p/>
            <text:p>Â Nov 11, 2019</text:p>
            <text:p>                                                                        </text:p>
          </table:table-cell>
          <table:table-cell table:number-columns-repeated="1008"/>
        </table:table-row>
        <table:table-row table:style-name="ro10">
          <table:table-cell office:value-type="string" calcext:value-type="string">
            <text:p>SEO &amp; Digital Marketing Executive</text:p>
          </table:table-cell>
          <table:table-cell office:value-type="string" calcext:value-type="string">
            <text:p>Nasreen Zamir And Associates </text:p>
          </table:table-cell>
          <table:table-cell office:value-type="string" calcext:value-type="string">
            <text:p/>
            <text:p>                                                                Not specific</text:p>
            <text:p>                                                                </text:p>
          </table:table-cell>
          <table:table-cell office:value-type="string" calcext:value-type="string">
            <text:p/>
            <text:p>To have experience in SEO and Digital Marketing </text:p>
            <text:p>Experience in wordpress</text:p>
            <text:p>Content writing skills</text:p>
            <text:p>Marketing our products Online</text:p>
            <text:p>Knowledge in Google analytics, Adwords and Webmaster tools.</text:p>
            <text:p/>
          </table:table-cell>
          <table:table-cell office:value-type="string" calcext:value-type="string">
            <text:p/>
            <text:p>                                                            Duty: Saturday to Thursday- Time 9.30 AM to 6.00 PM</text:p>
            <text:p>                                                        </text:p>
          </table:table-cell>
          <table:table-cell office:value-type="string" calcext:value-type="string">
            <text:p/>
            <text:p>                                                                Full-time</text:p>
            <text:p>                                                            </text:p>
          </table:table-cell>
          <table:table-cell office:value-type="string" calcext:value-type="string">
            <text:p/>
            <text:p>Â At least 2 year(s)</text:p>
            <text:p>                                                                    </text:p>
          </table:table-cell>
          <table:table-cell table:number-columns-repeated="2"/>
          <table:table-cell office:value-type="string" calcext:value-type="string">
            <text:p/>
            <text:p>Â Dhaka</text:p>
            <text:p>                                                                    </text:p>
          </table:table-cell>
          <table:table-cell office:value-type="string" calcext:value-type="string">
            <text:p/>
            <text:p>Degree IT and Computer Science</text:p>
            <text:p/>
          </table:table-cell>
          <table:table-cell office:value-type="string" calcext:value-type="string">
            <text:p/>
            <text:p>Minimum 2 years' Experience in SEO &amp; Digital Marketing.</text:p>
            <text:p/>
          </table:table-cell>
          <table:table-cell office:value-type="string" calcext:value-type="string">
            <text:p/>
            <text:p>Â Negotiable</text:p>
            <text:p>                                                                    </text:p>
          </table:table-cell>
          <table:table-cell/>
          <table:table-cell office:value-type="string" calcext:value-type="string">
            <text:p/>
            <text:p>Â Oct 12, 2019</text:p>
            <text:p>                                                                        </text:p>
          </table:table-cell>
          <table:table-cell office:value-type="string" calcext:value-type="string">
            <text:p/>
            <text:p>Â Nov 11, 2019</text:p>
            <text:p>                                                                        </text:p>
          </table:table-cell>
          <table:table-cell table:number-columns-repeated="1008"/>
        </table:table-row>
        <table:table-row table:style-name="ro11">
          <table:table-cell office:value-type="string" calcext:value-type="string">
            <text:p>Sr. Manager/ Manager (Supply Chain)</text:p>
          </table:table-cell>
          <table:table-cell office:value-type="string" calcext:value-type="string">
            <text:p>Fiber @ Home Ltd. </text:p>
          </table:table-cell>
          <table:table-cell office:value-type="string" calcext:value-type="string">
            <text:p/>
            <text:p>                                                                Not specific</text:p>
            <text:p>                                                                </text:p>
          </table:table-cell>
          <table:table-cell office:value-type="string" calcext:value-type="string">
            <text:p/>
            <text:p>Managing end to end Supply ChainEnsuring execution and compliance of SCM policy across the organizationSupport smooth operation of departmental requirements; availability &amp; on-time delivery of goods and services for achieving company targetManaging vendor relationships, monitor &amp; improve vendor performanceAchieving lower lead time for delivery, cost optimization, and streamlining complex processes, capacity planning for resource allocation to achieve 100% delivery to respective sites as per company business plan and roll out targetFollow up all procurement related works from scrutinizing purchase requisition, verify specifications, collecting commercial proposals, negotiation, evaluation of offers, up to issuance of Purchase OrderProvide strategic insights to the ManagementTracking project wise material usageAwareness in supply chain risk management and material managementDriving SCM automation and process execution and review for continuous improvement opportunitiesAbility to build strong working relationship and influence at all levels within the organization and with external stakeholders at senior levelDeveloping leadership and strong analytical skills among team member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8 to 12 year(s)</text:p>
            <text:p>                                                                    </text:p>
          </table:table-cell>
          <table:table-cell table:number-columns-repeated="2"/>
          <table:table-cell office:value-type="string" calcext:value-type="string">
            <text:p/>
            <text:p>Â Dhaka</text:p>
            <text:p>                                                                    </text:p>
          </table:table-cell>
          <table:table-cell office:value-type="string" calcext:value-type="string">
            <text:p/>
            <text:p>BBA/ MBA/ B.Sc/ M.Sc Engineering (Civil Engineering/CSE/EEE /Telecommunication/Data Science/Data Center Ops &amp; Mgt) is preferred from any UGC approved top ranked universityProfessional Degree in Supply Chain Management (CIPS, IPSCM) and Project Management (PMP) will be added advantage</text:p>
            <text:p/>
          </table:table-cell>
          <table:table-cell office:value-type="string" calcext:value-type="string">
            <text:p/>
            <text:p>Work Experience: minimum 6+ years in core Supply Chain with at least 3+ years in managerial position. 5+ years of working experience in Real Estate/Developer/Civil Construction/Data center/ NTTN/Telco/ISP/WiMAX sector or relevant field is preferredDemonstrated ability to work independently and with cross-functional teamsAdvanced knowledge and usage of Microsoft Excel for reporting and planning scenariosUnderstand basic principles of accounting and finance to support F&amp;A in planning, budgeting and procure-to-payStrong project management, team facilitation and influencing skillsExceptional written and verbal communication skillsAttention to detail</text:p>
            <text:p/>
          </table:table-cell>
          <table:table-cell office:value-type="string" calcext:value-type="string">
            <text:p/>
            <text:p>Â Negotiable</text:p>
            <text:p>                                                                    </text:p>
          </table:table-cell>
          <table:table-cell office:value-type="string" calcext:value-type="string">
            <text:p/>
            <text:p>02 Festival BonusProvident FundProfit ShareGroup Life Insurance</text:p>
            <text:p/>
          </table:table-cell>
          <table:table-cell office:value-type="string" calcext:value-type="string">
            <text:p/>
            <text:p>Â Oct 12, 2019</text:p>
            <text:p>                                                                        </text:p>
          </table:table-cell>
          <table:table-cell office:value-type="string" calcext:value-type="string">
            <text:p/>
            <text:p>Â Nov 11, 2019</text:p>
            <text:p>                                                                        </text:p>
          </table:table-cell>
          <table:table-cell table:number-columns-repeated="1008"/>
        </table:table-row>
        <table:table-row table:style-name="ro8">
          <table:table-cell office:value-type="string" calcext:value-type="string">
            <text:p>Sr. Manager/ Manager (Marketing and Sales)</text:p>
          </table:table-cell>
          <table:table-cell office:value-type="string" calcext:value-type="string">
            <text:p>Fiber @ Home Ltd. </text:p>
          </table:table-cell>
          <table:table-cell office:value-type="string" calcext:value-type="string">
            <text:p/>
            <text:p>                                                                Not specific</text:p>
            <text:p>                                                                </text:p>
          </table:table-cell>
          <table:table-cell office:value-type="string" calcext:value-type="string">
            <text:p/>
            <text:p>Identify, develop, drive and secure new business opportunities/clients</text:p>
            <text:p>Establish account plan for respective customers and achieve monthly sales target.</text:p>
            <text:p>RFQ/ Proposal submission by taking necessary support from technical team, agreement signing and contract management for respective accounts.</text:p>
            <text:p>Sales Planning and Forecasting</text:p>
            <text:p>Revenue generation and Reporting</text:p>
            <text:p>Maintain and ensure customer relationship for respective accounts by understanding customer needs.</text:p>
            <text:p>Receive client request, feasibility check, costing, pricing and close the deal with client by ensuring profitability.</text:p>
            <text:p>Work on administrative activities</text:p>
            <text:p>Sales Team Management</text:p>
            <text:p>Work on GIS and Billing SW verification, ensure and maintain correct database for billing and provide fortnightly and monthly sales report to Management.</text:p>
            <text:p>Cross Functional Activity like acting as a supporting role for bill collection, faster delivery,better support service etc.</text:p>
            <text:p>Conduct CSI, customer market research and competitor data suggest to management to fix marketing strategy.</text:p>
            <text:p>Any other assigned job by his/her line manager/management.</text:p>
            <text:p> </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8 to 12 year(s)</text:p>
            <text:p>                                                                    </text:p>
          </table:table-cell>
          <table:table-cell table:number-columns-repeated="2"/>
          <table:table-cell office:value-type="string" calcext:value-type="string">
            <text:p/>
            <text:p>Â Dhaka</text:p>
            <text:p>                                                                    </text:p>
          </table:table-cell>
          <table:table-cell office:value-type="string" calcext:value-type="string">
            <text:p/>
            <text:p>BBA/ MBA (Marketing) from any UGC approved universityB.Sc Engineering (Electrical/ Electronics/ Telecommunication/ CSE) is preferred from any UGC approved university.</text:p>
            <text:p/>
          </table:table-cell>
          <table:table-cell office:value-type="string" calcext:value-type="string">
            <text:p/>
            <text:p>Minimum 6 Years work experience in Telco/ ISP/ WiMAX or relevant field2 to 3 years' experience in Managerial roleMust be a team player with strong interpersonal skillsTechnical Knowledge on Service/ProductSmart, presentable, energetic and hardworkingAbility to work under pressureSales, Marketing, Relationship Management/Key Account ManagementMust have good presentation skillFluency in communication for written &amp; speaking (both English and Bengali)</text:p>
            <text:p/>
          </table:table-cell>
          <table:table-cell office:value-type="string" calcext:value-type="string">
            <text:p/>
            <text:p>Â Negotiable</text:p>
            <text:p>                                                                    </text:p>
          </table:table-cell>
          <table:table-cell office:value-type="string" calcext:value-type="string">
            <text:p/>
            <text:p>02 Festival Bonus</text:p>
            <text:p>Provident Fund</text:p>
            <text:p>Profit Share</text:p>
            <text:p>Group Life Insurance</text:p>
            <text:p/>
          </table:table-cell>
          <table:table-cell office:value-type="string" calcext:value-type="string">
            <text:p/>
            <text:p>Â Oct 12, 2019</text:p>
            <text:p>                                                                        </text:p>
          </table:table-cell>
          <table:table-cell office:value-type="string" calcext:value-type="string">
            <text:p/>
            <text:p>Â Nov 11, 2019</text:p>
            <text:p>                                                                        </text:p>
          </table:table-cell>
          <table:table-cell table:number-columns-repeated="1008"/>
        </table:table-row>
        <table:table-row table:style-name="ro10">
          <table:table-cell office:value-type="string" calcext:value-type="string">
            <text:p>Senior Web Developer</text:p>
          </table:table-cell>
          <table:table-cell office:value-type="string" calcext:value-type="string">
            <text:p>Braintech Systems Limited </text:p>
          </table:table-cell>
          <table:table-cell office:value-type="string" calcext:value-type="string">
            <text:p/>
            <text:p>                                                                Not specific</text:p>
            <text:p>                                                                </text:p>
          </table:table-cell>
          <table:table-cell office:value-type="string" calcext:value-type="string">
            <text:p/>
            <text:p>At least 5 year(s) of experience on PHP based application development. </text:p>
            <text:p>Must have strong experience on the following PHP frameworks: Laravel 5.x, Zend Framework.</text:p>
            <text:p>Must have strong experience in RESTful web service development using laravel and Express.js.</text:p>
            <text:p>Deep functional knowledge or hands-on design experience with Web Services (REST, SOAP, etc ..) is needed to be successful in this position.</text:p>
            <text:p>Professional Experience on Laravel and Nodejs with express will be preferable.</text:p>
            <text:p>Experience to write a complex query in Database System. </text:p>
            <text:p>Having knowledge on various version control and change management tools (GIT, SVN).</text:p>
            <text:p>Experience on Payment gateway integration. Such as Paypal, Authorize.Net, SecurePay etc.</text:p>
            <text:p>Professional Experience on HTML/HTML5, CSS/CSS3, Sass, Bootstrap, JavaScript and JQuery.</text:p>
            <text:p>Capable of writing and implementing JQuery plugins.</text:p>
            <text:p>Experience on both MVC and Single Page Application design pattern.</text:p>
            <text:p>Should have sound knowledge in the following area(s): Web 2.0 concept, including AJAX &amp; JSON, AngularJS, NodeJS, ReactJs, vuejs.</text:p>
            <text:p>A solid understanding of web technology with best development practices.</text:p>
            <text:p>Could write production-level code and maintain standard coding convention.</text:p>
            <text:p>Having in-depth knowledge of Requirements Management with Use Cases, Class Diagram, CMMI Level 2 Process area, UML.</text:p>
            <text:p>Willing to learn and passionately search for new technologies and stay up to date.</text:p>
            <text:p>Must be energetic and able to work under pressure, independently with fixed deadlines.</text:p>
            <text:p>Dynamic, motivated, self-driven and proactive, self-starter, energetic and target oriented to achieve the goal.</text:p>
            <text:p>Self-motivated and open to accept ideas from team members.</text:p>
            <text:p/>
          </table:table-cell>
          <table:table-cell office:value-type="string" calcext:value-type="string">
            <text:p/>
            <text:p>We are looking for Software Engineers/Senior Software Engineers who are passionate about learning and using new technologies to work with good analytical and problem-solving skills</text:p>
            <text:p>The selected candidate will have the opportunity to work on short term and long term projects and lead the web developers team.</text:p>
            <text:p>Very positive attitude to Research and Development (R&amp;D).</text:p>
            <text:p>Capable to complete the job within deadlines by team work.</text:p>
            <text:p/>
          </table:table-cell>
          <table:table-cell office:value-type="string" calcext:value-type="string">
            <text:p/>
            <text:p>                                                                Full-time</text:p>
            <text:p>                                                            </text:p>
          </table:table-cell>
          <table:table-cell office:value-type="string" calcext:value-type="string">
            <text:p/>
            <text:p>Â 5 to 6 year(s)</text:p>
            <text:p>                                                                    </text:p>
          </table:table-cell>
          <table:table-cell/>
          <table:table-cell office:value-type="string" calcext:value-type="string">
            <text:p/>
            <text:p>Â Age 29 to 35 years</text:p>
            <text:p>                                                                    </text:p>
          </table:table-cell>
          <table:table-cell office:value-type="string" calcext:value-type="string">
            <text:p/>
            <text:p>Â Dhaka</text:p>
            <text:p>                                                                    </text:p>
          </table:table-cell>
          <table:table-cell office:value-type="string" calcext:value-type="string">
            <text:p/>
            <text:p>Bachelor of Science (BSc) in n Computer Science or equivalentSkills Required: Software Architect, Web Developer/ Web Designer</text:p>
            <text:p/>
          </table:table-cell>
          <table:table-cell office:value-type="string" calcext:value-type="string">
            <text:p/>
            <text:p>Age 29 to 35 years </text:p>
            <text:p>At least 2 years of hands-on experience as a team lead in web development.</text:p>
            <text:p>Highly motivated, self-directed &amp; possessing a driven personality capable of working within tight deadlines</text:p>
            <text:p>Well-developed interpersonal skills are necessary; excellent verbal and written communication skills.</text:p>
            <text:p/>
          </table:table-cell>
          <table:table-cell office:value-type="string" calcext:value-type="string">
            <text:p/>
            <text:p>Â Negotiable</text:p>
            <text:p>                                                                    </text:p>
          </table:table-cell>
          <table:table-cell office:value-type="string" calcext:value-type="string">
            <text:p/>
            <text:p>Mobile bill, Tour allowance, Provident fundLunch Facilities: Partially SubsidizeSalary Review: YearlyFestival Bonus: 2</text:p>
            <text:p/>
          </table:table-cell>
          <table:table-cell office:value-type="string" calcext:value-type="string">
            <text:p/>
            <text:p>Â Oct 13, 2019</text:p>
            <text:p>                                                                        </text:p>
          </table:table-cell>
          <table:table-cell office:value-type="string" calcext:value-type="string">
            <text:p/>
            <text:p>Â Nov 7, 2019</text:p>
            <text:p>                                                                        </text:p>
          </table:table-cell>
          <table:table-cell table:number-columns-repeated="1008"/>
        </table:table-row>
        <table:table-row table:style-name="ro12">
          <table:table-cell office:value-type="string" calcext:value-type="string">
            <text:p>Customer Care Executive</text:p>
          </table:table-cell>
          <table:table-cell office:value-type="string" calcext:value-type="string">
            <text:p>One Sky Communications Limited </text:p>
          </table:table-cell>
          <table:table-cell office:value-type="string" calcext:value-type="string">
            <text:p/>
            <text:p>                                                                10</text:p>
            <text:p>                                                                </text:p>
          </table:table-cell>
          <table:table-cell office:value-type="string" calcext:value-type="string">
            <text:p/>
            <text:p>Phone Call receive.Complain receive &amp; send it to concerned department/person.Provide primary support over phone.Handle walk-in clients.Telesales/ Telemarketing.Customer service.Customer relationship developmentsAny other task assigned by supervisor Business development.Others related works.</text:p>
            <text:p/>
          </table:table-cell>
          <table:table-cell office:value-type="string" calcext:value-type="string">
            <text:p/>
            <text:p>                                                            One Sky Communications Limited is a Leading Nationwide ISP (Internet Service Provider) Company in Bangladesh. We are performing in diversified areas of IT Industry with a mission to be a proud contributor for the Digital Bangladesh.</text:p>
            <text:p>                                                        </text:p>
          </table:table-cell>
          <table:table-cell office:value-type="string" calcext:value-type="string">
            <text:p/>
            <text:p>                                                                Full-time</text:p>
            <text:p>                                                            </text:p>
          </table:table-cell>
          <table:table-cell office:value-type="string" calcext:value-type="string">
            <text:p/>
            <text:p>Gender:Â Both males and females are allowed to apply</text:p>
            <text:p>                                                                    </text:p>
          </table:table-cell>
          <table:table-cell/>
          <table:table-cell office:value-type="string" calcext:value-type="string">
            <text:p/>
            <text:p>Â Age 22 to 30 years</text:p>
            <text:p>                                                                    </text:p>
          </table:table-cell>
          <table:table-cell office:value-type="string" calcext:value-type="string">
            <text:p/>
            <text:p>Â Dhaka</text:p>
            <text:p>                                                                    </text:p>
          </table:table-cell>
          <table:table-cell office:value-type="string" calcext:value-type="string">
            <text:p/>
            <text:p>Bachelor of Science (BSc) in CSE</text:p>
            <text:p/>
          </table:table-cell>
          <table:table-cell office:value-type="string" calcext:value-type="string">
            <text:p/>
            <text:p>Age 22 to 30 years </text:p>
            <text:p>Both males and females are allowed to apply</text:p>
            <text:p>Freshers are encouraged to apply.Smart, good looking, energetic, self-motivated and ambitious, friendly, open minded .Have to have good communication skills.Have to have good command in English.Have to be smart to contact with customers.Need to very skilled in computer (Operating System, MS Office ,Internet etc.)Should have clear knowledge in Social Media Marketing (i.e. Facebook, Google+, youtube, Instagram,Twitter, Linkedin etc.)Candidates living close to motijheel will get priority. Pleasant and friendly attitude &amp; Computer Literacy is a must.Time flexibility towards shifts and roster duty as per floor requirements.</text:p>
            <text:p/>
          </table:table-cell>
          <table:table-cell office:value-type="string" calcext:value-type="string">
            <text:p/>
            <text:p>Â Tk. 8000 - 10000 (Monthly)</text:p>
            <text:p>                                                                    </text:p>
          </table:table-cell>
          <table:table-cell office:value-type="string" calcext:value-type="string">
            <text:p/>
            <text:p>Salary Review: YearlyFestival Bonus: 2Other benefits as per company policy.</text:p>
            <text:p/>
          </table:table-cell>
          <table:table-cell office:value-type="string" calcext:value-type="string">
            <text:p/>
            <text:p>Â Oct 12, 2019</text:p>
            <text:p>                                                                        </text:p>
          </table:table-cell>
          <table:table-cell office:value-type="string" calcext:value-type="string">
            <text:p/>
            <text:p>Â Nov 11, 2019</text:p>
            <text:p>                                                                        </text:p>
          </table:table-cell>
          <table:table-cell table:number-columns-repeated="1008"/>
        </table:table-row>
        <table:table-row table:style-name="ro13">
          <table:table-cell office:value-type="string" calcext:value-type="string">
            <text:p>Android Developer</text:p>
          </table:table-cell>
          <table:table-cell office:value-type="string" calcext:value-type="string">
            <text:p>Hungrynaki.com </text:p>
          </table:table-cell>
          <table:table-cell office:value-type="string" calcext:value-type="string">
            <text:p/>
            <text:p>                                                                01</text:p>
            <text:p>                                                                </text:p>
          </table:table-cell>
          <table:table-cell office:value-type="string" calcext:value-type="string">
            <text:p/>
            <text:p>Translate designs and wireframes into high quality code</text:p>
            <text:p>Design, build, and maintain high performance, reusable, and reliable Java code or kotlin</text:p>
            <text:p>Ensure the best possible performance, quality, and responsiveness of the application</text:p>
            <text:p>Identify and correct bottlenecks and fix bugs</text:p>
            <text:p>Help maintain code quality, organization, and automatization.</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2 to 3 year(s)</text:p>
            <text:p>                                                                    </text:p>
          </table:table-cell>
          <table:table-cell/>
          <table:table-cell office:value-type="string" calcext:value-type="string">
            <text:p/>
            <text:p>Â Age at least 23 years</text:p>
            <text:p>                                                                    </text:p>
          </table:table-cell>
          <table:table-cell office:value-type="string" calcext:value-type="string">
            <text:p/>
            <text:p>Â Dhaka</text:p>
            <text:p>                                                                    </text:p>
          </table:table-cell>
          <table:table-cell office:value-type="string" calcext:value-type="string">
            <text:p/>
            <text:p>Bachelor of Science (BSc) in CSE</text:p>
            <text:p/>
          </table:table-cell>
          <table:table-cell office:value-type="string" calcext:value-type="string">
            <text:p/>
            <text:p>Age at least 23 years </text:p>
            <text:p>Strong knowledge of Android SDK, different versions of Android, and how to deal with different screen sizes</text:p>
            <text:p>Familiarity with RESTful and GraphQL APIs to connect Android applications to back-end services</text:p>
            <text:p>Strong knowledge of Android UI design principles, patterns, and best practices</text:p>
            <text:p>Experience with offline storage, threading, and performance tuning</text:p>
            <text:p>Ability to design applications around natural user interfaces, such as "touch"</text:p>
            <text:p>Knowledge of the open-source Android ecosystem and the libraries available for common tasks</text:p>
            <text:p>Ability to understand business requirements and translate them into technical requirements</text:p>
            <text:p>Familiarity with cloud message APIs and push notifications</text:p>
            <text:p>A knack for benchmarking and optimization</text:p>
            <text:p>Understanding of Google's Android design principles and interface guidelines</text:p>
            <text:p>Proficient understanding of code versioning tools, such as Git</text:p>
            <text:p>Familiarity with continuous integration</text:p>
            <text:p>Familiarity with MQTT.</text:p>
            <text:p/>
          </table:table-cell>
          <table:table-cell office:value-type="string" calcext:value-type="string">
            <text:p/>
            <text:p>Â Negotiable</text:p>
            <text:p>                                                                    </text:p>
          </table:table-cell>
          <table:table-cell office:value-type="string" calcext:value-type="string">
            <text:p/>
            <text:p>Weekly 2 holidaysLunch Facilities: Partially SubsidizeSalary Review: Yearly</text:p>
            <text:p/>
          </table:table-cell>
          <table:table-cell office:value-type="string" calcext:value-type="string">
            <text:p/>
            <text:p>Â Oct 12, 2019</text:p>
            <text:p>                                                                        </text:p>
          </table:table-cell>
          <table:table-cell office:value-type="string" calcext:value-type="string">
            <text:p/>
            <text:p>Â Nov 7, 2019</text:p>
            <text:p>                                                                        </text:p>
          </table:table-cell>
          <table:table-cell table:number-columns-repeated="1008"/>
        </table:table-row>
        <table:table-row table:style-name="ro9">
          <table:table-cell office:value-type="string" calcext:value-type="string">
            <text:p>Software Engineer (.NET)</text:p>
          </table:table-cell>
          <table:table-cell office:value-type="string" calcext:value-type="string">
            <text:p>Global Software Architects </text:p>
          </table:table-cell>
          <table:table-cell office:value-type="string" calcext:value-type="string">
            <text:p/>
            <text:p>                                                                2</text:p>
            <text:p>                                                                </text:p>
          </table:table-cell>
          <table:table-cell office:value-type="string" calcext:value-type="string">
            <text:p/>
            <text:p>Must have good knowledge in Microsoft.Net Technologies.</text:p>
            <text:p>Knowledge in applications development using C#, ASP.NET, MVC, HTML5 and JAVASCRIPT extensions frameworks like JQuery, Bootstrap, Node.JS, Backbone.</text:p>
            <text:p>Having good knowledge in Angular 4+ and React - Redux is a Plus.</text:p>
            <text:p>Experience with REST/ JSON/ SOAP APIs, back-end server connectivity.</text:p>
            <text:p>Having good knowledge in Microsoft SQL Server.</text:p>
            <text:p>Performing analysis, research alternative approaches as needed. </text:p>
            <text:p>Must believe in TEAM WORK. Support/train each other to achieve extraordinary results. </text:p>
            <text:p>Work with other Engineers, Managers, QA, and Operations teams to develop innovative solutions that meet market needs with respect to functionality, performance, scalability, and reliability.</text:p>
            <text:p/>
          </table:table-cell>
          <table:table-cell office:value-type="string" calcext:value-type="string">
            <text:p/>
            <text:p>                                                            It is a full time position, require direct software programming and development functioning to ensure system operates in conformance with specifications.</text:p>
            <text:p>                                                        </text:p>
          </table:table-cell>
          <table:table-cell office:value-type="string" calcext:value-type="string">
            <text:p/>
            <text:p>                                                                Full-time</text:p>
            <text:p>                                                            </text:p>
          </table:table-cell>
          <table:table-cell office:value-type="string" calcext:value-type="string">
            <text:p/>
            <text:p>Â 2 to 5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text:p>
            <text:p>                                                                    </text:p>
          </table:table-cell>
          <table:table-cell office:value-type="string" calcext:value-type="string">
            <text:p/>
            <text:p>Bachelor of Science (BSc)B.Sc. Degree, in Computer Science/Engineering from any reputed university.</text:p>
            <text:p>Skills Required: Angular, ASP.NET MVC, Backbone, MS SQL Server , Node.js, React JS, Xamarin</text:p>
            <text:p/>
          </table:table-cell>
          <table:table-cell office:value-type="string" calcext:value-type="string">
            <text:p/>
            <text:p>Both males and females are allowed to apply</text:p>
            <text:p>The applicants should have experience in the following area(s): Programmer/ Software Engineer/ Software Architect/ System Analyst.</text:p>
            <text:p>The applicants should have experience in the following business area(s): Software Companies.</text:p>
            <text:p>The candidate must have a minimum 2 years of professional experience in software design and development using Microsoft .NET Framework.</text:p>
            <text:p>Familiarity on Angular 4+, React-Redux. </text:p>
            <text:p>Great multi-tasking skills.</text:p>
            <text:p/>
          </table:table-cell>
          <table:table-cell office:value-type="string" calcext:value-type="string">
            <text:p/>
            <text:p>Â Negotiable</text:p>
            <text:p>                                                                    </text:p>
          </table:table-cell>
          <table:table-cell office:value-type="string" calcext:value-type="string">
            <text:p/>
            <text:p>Performance bonus, Weekly 2 holidaysSalary Review: YearlyFestival Bonus: 2Excellent Team Environment.</text:p>
            <text:p>Desire for Continuous Learning.</text:p>
            <text:p/>
          </table:table-cell>
          <table:table-cell office:value-type="string" calcext:value-type="string">
            <text:p/>
            <text:p>Â Oct 12, 2019</text:p>
            <text:p>                                                                        </text:p>
          </table:table-cell>
          <table:table-cell office:value-type="string" calcext:value-type="string">
            <text:p/>
            <text:p>Â Nov 9, 2019</text:p>
            <text:p>                                                                        </text:p>
          </table:table-cell>
          <table:table-cell table:number-columns-repeated="1008"/>
        </table:table-row>
        <table:table-row table:style-name="ro13">
          <table:table-cell office:value-type="string" calcext:value-type="string">
            <text:p>SQA Engineer</text:p>
          </table:table-cell>
          <table:table-cell office:value-type="string" calcext:value-type="string">
            <text:p>Instalogic </text:p>
          </table:table-cell>
          <table:table-cell office:value-type="string" calcext:value-type="string">
            <text:p/>
            <text:p>                                                                1</text:p>
            <text:p>                                                                </text:p>
          </table:table-cell>
          <table:table-cell office:value-type="string" calcext:value-type="string">
            <text:p/>
            <text:p>Design, Create, and Document Test Cases based on Requirements and other supporting documents </text:p>
            <text:p>Execute various test methodologies to ensure comprehensive coverage of all requirements </text:p>
            <text:p>Lead out on our QA efforts by working directly with the development team early on to identify testing plans and scope for each project. </text:p>
            <text:p>Work with various teams to help identify and replicate new issues, becoming an expert in product functionality, and use cases </text:p>
            <text:p>Refine release procedures and conduct release tests to support continuous integration and delivery of core components, services and system across environments (Dev, Staging and Production). Support preparing release notes for incremental releases and assist with reproducing production issues.</text:p>
            <text:p>Troubleshoot and isolate bugs and find the root cause of problem and research and document for developer and find the resolution</text:p>
            <text:p>Identify any potential problems that users might encounter</text:p>
            <text:p>Perform manual and automated testing</text:p>
            <text:p>Research new tools, technologies, and testing processes</text:p>
            <text:p>Review user interfaces for consistency and functionality</text:p>
            <text:p/>
          </table:table-cell>
          <table:table-cell office:value-type="string" calcext:value-type="string">
            <text:p/>
            <text:p>                                                            Work with development team to monitors every phase of the development process to ensure that the design and software meet it standards.</text:p>
            <text:p>                                                        </text:p>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Both males and females are allowed to apply</text:p>
            <text:p>                                                                    </text:p>
          </table:table-cell>
          <table:table-cell/>
          <table:table-cell office:value-type="string" calcext:value-type="string">
            <text:p/>
            <text:p>Â Anywhere in Bangladesh</text:p>
            <text:p>                                                                    </text:p>
          </table:table-cell>
          <table:table-cell office:value-type="string" calcext:value-type="string">
            <text:p/>
            <text:p>Bachelor/ Master Degree from recognized Institute.</text:p>
            <text:p>Skills Required: Jenkins, Selenium, SQA, Unit Testing</text:p>
            <text:p/>
          </table:table-cell>
          <table:table-cell office:value-type="string" calcext:value-type="string">
            <text:p/>
            <text:p>Both males and females are allowed to apply</text:p>
            <text:p>Excellent verbal and written communication skills and should have good attitude</text:p>
            <text:p>Experience in SQL, PHP, Python JavaScript etc. </text:p>
            <text:p>Strong troubleshooting skills and the ability to isolate problems </text:p>
            <text:p>Knowledge and experience of Agile methodologies, tools and test process</text:p>
            <text:p>iOS, Android, Web Applications, Rest API testing</text:p>
            <text:p>Application Automation Testing like Selenium/Cucumber</text:p>
            <text:p>Experience with Tools / frameworks Jenkins, TestNG</text:p>
            <text:p>Must be able to work in multiple projects simultaneously</text:p>
            <text:p>Able to work independently.</text:p>
            <text:p/>
          </table:table-cell>
          <table:table-cell office:value-type="string" calcext:value-type="string">
            <text:p/>
            <text:p>Â Negotiable</text:p>
            <text:p>                                                                    </text:p>
          </table:table-cell>
          <table:table-cell office:value-type="string" calcext:value-type="string">
            <text:p/>
            <text:p>Weekly 2 holidaysLunch Facilities: Full SubsidizeSalary Review: YearlyFestival Bonus: 2Salary based on the experience and expertise.</text:p>
            <text:p>Excellent environment to learn</text:p>
            <text:p>Other benefits as per company policy</text:p>
            <text:p/>
          </table:table-cell>
          <table:table-cell office:value-type="string" calcext:value-type="string">
            <text:p/>
            <text:p>Â Oct 11, 2019</text:p>
            <text:p>                                                                        </text:p>
          </table:table-cell>
          <table:table-cell office:value-type="string" calcext:value-type="string">
            <text:p/>
            <text:p>Â Nov 10, 2019</text:p>
            <text:p>                                                                        </text:p>
          </table:table-cell>
          <table:table-cell table:number-columns-repeated="1008"/>
        </table:table-row>
        <table:table-row table:style-name="ro14">
          <table:table-cell office:value-type="string" calcext:value-type="string">
            <text:p>Jr. Executive IT / Executive IT</text:p>
          </table:table-cell>
          <table:table-cell office:value-type="string" calcext:value-type="string">
            <text:p>Desh TV </text:p>
          </table:table-cell>
          <table:table-cell office:value-type="string" calcext:value-type="string">
            <text:p/>
            <text:p>                                                                Not specific</text:p>
            <text:p>                                                                </text:p>
          </table:table-cell>
          <table:table-cell office:value-type="string" calcext:value-type="string">
            <text:p/>
            <text:p>MikroTik router configuration (including servers, firewalls, remote access systems and network management systems) and computer systems- VPNs, NAT &amp; routing</text:p>
            <text:p>Linux &amp; Windows Server configuration &amp; monitoring</text:p>
            <text:p>Configure FTP / Samba / File sharing / storage system / Domain</text:p>
            <text:p>LAN cabling, setup &amp; monitoring network connectivity</text:p>
            <text:p>Maintaining IT equipment inventory</text:p>
            <text:p>Vendor communication</text:p>
            <text:p>Reporting to Head of IT</text:p>
            <text:p/>
          </table:table-cell>
          <table:table-cell office:value-type="string" calcext:value-type="string">
            <text:p/>
            <text:p>                                                            Provide IT support to user end for their Desktop, Laptop, Wireless Router, Scanner, Printer, Photocopier, Projector and all kind of IT related devices</text:p>
            <text:p>                                                        </text:p>
          </table:table-cell>
          <table:table-cell office:value-type="string" calcext:value-type="string">
            <text:p/>
            <text:p>                                                                Full-time</text:p>
            <text:p>                                                            </text:p>
          </table:table-cell>
          <table:table-cell office:value-type="string" calcext:value-type="string">
            <text:p/>
            <text:p>Â At least 1 year(s)</text:p>
            <text:p>                                                                    </text:p>
          </table:table-cell>
          <table:table-cell table:number-columns-repeated="2"/>
          <table:table-cell office:value-type="string" calcext:value-type="string">
            <text:p/>
            <text:p>Â Dhaka</text:p>
            <text:p>                                                                    </text:p>
          </table:table-cell>
          <table:table-cell office:value-type="string" calcext:value-type="string">
            <text:p/>
            <text:p>Bachelor of Science (B. Sc) in Computer Science / Diploma in CSE</text:p>
            <text:p/>
          </table:table-cell>
          <table:table-cell office:value-type="string" calcext:value-type="string">
            <text:p/>
            <text:p>Certification: MikroTik / CCNA / MCSE / RHCE</text:p>
            <text:p/>
          </table:table-cell>
          <table:table-cell table:number-columns-repeated="2"/>
          <table:table-cell office:value-type="string" calcext:value-type="string">
            <text:p/>
            <text:p>Â Oct 13, 2019</text:p>
            <text:p>                                                                        </text:p>
          </table:table-cell>
          <table:table-cell office:value-type="string" calcext:value-type="string">
            <text:p/>
            <text:p>Â Nov 12, 2019</text:p>
            <text:p>                                                                        </text:p>
          </table:table-cell>
          <table:table-cell table:number-columns-repeated="1008"/>
        </table:table-row>
        <table:table-row table:style-name="ro4">
          <table:table-cell office:value-type="string" calcext:value-type="string">
            <text:p>IT Executive</text:p>
          </table:table-cell>
          <table:table-cell office:value-type="string" calcext:value-type="string">
            <text:p>Fariha Group </text:p>
          </table:table-cell>
          <table:table-cell office:value-type="string" calcext:value-type="string">
            <text:p/>
            <text:p>                                                                Not specific</text:p>
            <text:p>                                                                </text:p>
          </table:table-cell>
          <table:table-cell office:value-type="string" calcext:value-type="string">
            <text:p/>
            <text:p>                                                            Inventory Software maintain with bar code system Trouble Shooting ( Hardware , Software &amp; Server) Software installation &amp; update Network.</text:p>
            <text:p>                                                        </text:p>
          </table:table-cell>
          <table:table-cell office:value-type="string" calcext:value-type="string">
            <text:p/>
            <text:p>                                                            IT Executive  for our Head Office at Impetus Center, 242/B, Tejgaon- Gulshan Link Road, Level-06, Tejgaon Industrial Area, Dhaka-1208, Bangladesh.</text:p>
            <text:p>                                                        </text:p>
          </table:table-cell>
          <table:table-cell office:value-type="string" calcext:value-type="string">
            <text:p/>
            <text:p>                                                                Full-time</text:p>
            <text:p>                                                            </text:p>
          </table:table-cell>
          <table:table-cell office:value-type="string" calcext:value-type="string">
            <text:p/>
            <text:p>Â 2 to 3 year(s)</text:p>
            <text:p>                                                                    </text:p>
          </table:table-cell>
          <table:table-cell table:number-columns-repeated="2"/>
          <table:table-cell office:value-type="string" calcext:value-type="string">
            <text:p/>
            <text:p>Â Dhaka</text:p>
            <text:p>                                                                    </text:p>
          </table:table-cell>
          <table:table-cell office:value-type="string" calcext:value-type="string">
            <text:p/>
            <text:p>CSE (Graduation ) /MBA/ Masters .</text:p>
            <text:p/>
          </table:table-cell>
          <table:table-cell office:value-type="string" calcext:value-type="string">
            <text:p/>
            <text:p>Inventory Software maintain with bar code system Trouble Shooting (Hardware , Software &amp; Server) Software installation &amp; update Network.</text:p>
            <text:p>2-3 years experience in any reputed company as a IT Executive.</text:p>
            <text:p/>
          </table:table-cell>
          <table:table-cell table:number-columns-repeated="2"/>
          <table:table-cell office:value-type="string" calcext:value-type="string">
            <text:p/>
            <text:p>Â Oct 10, 2019</text:p>
            <text:p>                                                                        </text:p>
          </table:table-cell>
          <table:table-cell office:value-type="string" calcext:value-type="string">
            <text:p/>
            <text:p>Â Nov 8, 2019</text:p>
            <text:p>                                                                        </text:p>
          </table:table-cell>
          <table:table-cell table:number-columns-repeated="1008"/>
        </table:table-row>
        <table:table-row table:style-name="ro15">
          <table:table-cell office:value-type="string" calcext:value-type="string">
            <text:p>Sr. Executive/ Executive (Marketing and Sales)</text:p>
          </table:table-cell>
          <table:table-cell office:value-type="string" calcext:value-type="string">
            <text:p>Fiber @ Home Ltd. </text:p>
          </table:table-cell>
          <table:table-cell office:value-type="string" calcext:value-type="string">
            <text:p/>
            <text:p>                                                                Not specific</text:p>
            <text:p>                                                                </text:p>
          </table:table-cell>
          <table:table-cell office:value-type="string" calcext:value-type="string">
            <text:p/>
            <text:p>Plan, Identify, establish, follow up, negotiate and close the deal for respective clients, find out new clients. Establish account plan for respective customers and achieve monthly sales target.</text:p>
            <text:p>Generate, follow up and coordinate FR (Feasibility Request), SPR (Service Provisioning Report), CCR (Client Connectivity Request) and SCR</text:p>
            <text:p>SCR (Service Commissioning Report) verification in sentral</text:p>
            <text:p>Organization &amp; Participation of special events, event management with big corporate clients, workshop etc</text:p>
            <text:p>Maintain regular client visit </text:p>
            <text:p>Sales Planning and Forecasting</text:p>
            <text:p>Revenue generation</text:p>
            <text:p>Maintain and ensure customer relationship for respective accounts by understanding customer needs.</text:p>
            <text:p>Receive client request, feasibility check, &amp; matured the connectivity.</text:p>
            <text:p>Fortnightly and monthly sales report to Supervisor/HOF/HOD.</text:p>
            <text:p>Cross Functional Activity like acting as a supporting role for bill collection, faster delivery,better support service etc.</text:p>
            <text:p>Conduct market survey and collect Market Intelligence to fix marketing strategy.</text:p>
            <text:p>Any other assigned job by his/her line manager</text:p>
            <text:p/>
          </table:table-cell>
          <table:table-cell office:value-type="string" calcext:value-type="string">
            <text:p><text:s/></text:p>
          </table:table-cell>
          <table:table-cell office:value-type="string" calcext:value-type="string">
            <text:p/>
            <text:p>                                                                Full-time</text:p>
            <text:p>                                                            </text:p>
          </table:table-cell>
          <table:table-cell table:number-columns-repeated="3"/>
          <table:table-cell office:value-type="string" calcext:value-type="string">
            <text:p/>
            <text:p>Â Dhaka</text:p>
            <text:p>                                                                    </text:p>
          </table:table-cell>
          <table:table-cell office:value-type="string" calcext:value-type="string">
            <text:p/>
            <text:p>BBA/ MBA (Marketing) from any UGC approved university</text:p>
            <text:p>B.Sc Engineering (Electrical/ Electronics/ Telecommunication/ CSE) is preferred from any UGC approved university</text:p>
            <text:p/>
          </table:table-cell>
          <table:table-cell office:value-type="string" calcext:value-type="string">
            <text:p/>
            <text:p>2 Years work experience in Telco/ ISP/ WiMAX or relevant field</text:p>
            <text:p>Must be a team player with strong interpersonal skills</text:p>
            <text:p>Technical Knowledge on Service/Product</text:p>
            <text:p>Smart, presentable, energetic and hardworking</text:p>
            <text:p>Ability to work under pressure</text:p>
            <text:p>Must have good presentation skill</text:p>
            <text:p>Fluency in communication for written &amp; speaking (both English and Bengali)</text:p>
            <text:p/>
          </table:table-cell>
          <table:table-cell office:value-type="string" calcext:value-type="string">
            <text:p/>
            <text:p>Â Negotiable</text:p>
            <text:p>                                                                    </text:p>
          </table:table-cell>
          <table:table-cell office:value-type="string" calcext:value-type="string">
            <text:p/>
            <text:p>02 Festival Bonus</text:p>
            <text:p>Provident Fund</text:p>
            <text:p>Profit Share</text:p>
            <text:p>Group Life Insurance</text:p>
            <text:p/>
          </table:table-cell>
          <table:table-cell office:value-type="string" calcext:value-type="string">
            <text:p/>
            <text:p>Â Oct 12, 2019</text:p>
            <text:p>                                                                        </text:p>
          </table:table-cell>
          <table:table-cell office:value-type="string" calcext:value-type="string">
            <text:p/>
            <text:p>Â Nov 6, 2019</text:p>
            <text:p>                                                                        </text:p>
          </table:table-cell>
          <table:table-cell table:number-columns-repeated="100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3">00/00/0000</text:date>, <text:time style:data-style-name="N2" text:time-value="00:29:12.0304496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03T00:36:53.724043118</dc:date>
    <meta:editing-duration>PT13M8S</meta:editing-duration>
    <meta:editing-cycles>5</meta:editing-cycles>
    <meta:generator>LibreOffice/6.2.7.1$Linux_X86_64 LibreOffice_project/20$Build-1</meta:generator>
    <meta:document-statistic meta:table-count="1" meta:cell-count="306" meta:object-count="0"/>
  </office:meta>
</office:document-meta>
</file>